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paragraph-rsid="00051d4a"/>
    </style:style>
    <style:style style:name="T1" style:family="text">
      <style:text-properties officeooo:rsid="00051d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Ubicacion del index</text:span></text:p>
      <text:p text:style-name="P1"><text:span text:style-name="T1">/home/olpc/.library_pages/index.html</text:span></text:p>
      <text:p text:style-name="P1"><text:span text:style-name="T1"/></text:p>
      <text:p text:style-name="P1"><text:span text:style-name="T1">Ubicacion de library-common</text:span></text:p>
      <text:p text:style-name="P1"><text:span text:style-name="T1">/usr/share/library-common</text:span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 </meta:initial-creator>
    <meta:creation-date>2013-05-28T19:50:43</meta:creation-date>
    <dc:date>2013-05-28T19:58:10</dc:date>
    <dc:creator>Richar </dc:creator>
    <meta:editing-duration>P0D</meta:editing-duration>
    <meta:editing-cycles>1</meta:editing-cycles>
    <meta:document-statistic meta:table-count="0" meta:image-count="0" meta:object-count="0" meta:page-count="1" meta:paragraph-count="4" meta:word-count="8" meta:character-count="107" meta:non-whitespace-character-count="103"/>
    <meta:generator>LibreOffice/3.6$Linux_X86_64 LibreOffice_project/360m1$Build-2</meta:generator>
  </office:meta>
</office:document-meta>
</file>